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 Mono" fo:font-weight="bold" officeooo:rsid="00171e39" officeooo:paragraph-rsid="00171e39" style:font-weight-asian="bold" style:font-weight-complex="bold"/>
    </style:style>
    <style:style style:name="P2" style:family="paragraph" style:parent-style-name="Standard">
      <style:text-properties style:font-name="Bitstream Vera Sans Mono" officeooo:rsid="00171e39" officeooo:paragraph-rsid="00171e39"/>
    </style:style>
    <style:style style:name="P3" style:family="paragraph" style:parent-style-name="Standard" style:list-style-name="L1">
      <style:text-properties style:font-name="Bitstream Vera Sans Mono" officeooo:rsid="00171e39" officeooo:paragraph-rsid="00171e39"/>
    </style:style>
    <style:style style:name="P4" style:family="paragraph" style:parent-style-name="Standard" style:list-style-name="L2">
      <style:text-properties style:font-name="Bitstream Vera Sans Mono" officeooo:rsid="00171e39" officeooo:paragraph-rsid="00171e39"/>
    </style:style>
    <style:style style:name="P5" style:family="paragraph" style:parent-style-name="Standard" style:list-style-name="L3">
      <style:text-properties style:font-name="Bitstream Vera Sans Mono" officeooo:rsid="00171e39" officeooo:paragraph-rsid="00171e39"/>
    </style:style>
    <style:style style:name="P6" style:family="paragraph" style:parent-style-name="Standard" style:list-style-name="L4">
      <style:text-properties style:font-name="Bitstream Vera Sans Mono" officeooo:rsid="00171e39" officeooo:paragraph-rsid="00171e39"/>
    </style:style>
    <style:style style:name="P7" style:family="paragraph" style:parent-style-name="Standard" style:list-style-name="L6">
      <style:text-properties style:font-name="Bitstream Vera Sans Mono" officeooo:rsid="00171e39" officeooo:paragraph-rsid="00171e39"/>
    </style:style>
    <style:style style:name="P8" style:family="paragraph" style:parent-style-name="Text_20_body" style:list-style-name="L5">
      <style:text-properties officeooo:paragraph-rsid="00171e39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171e39"/>
    </style:style>
    <style:style style:name="T3" style:family="text">
      <style:text-properties style:font-name="Bitstream Vera Sans Mono" officeooo:rsid="00192a08"/>
    </style:style>
    <style:style style:name="T4" style:family="text">
      <style:text-properties officeooo:rsid="00171e39"/>
    </style:style>
    <style:style style:name="T5" style:family="text">
      <style:text-properties officeooo:rsid="00192a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crever uma consulta que retorne todos os produtos com quantidade maior ou igual</text:p>
      <text:p text:style-name="P1">a 100</text:p>
      <text:list xml:id="list375441957780597453" text:style-name="L1">
        <text:list-item>
          <text:p text:style-name="P3">select idProduto from estoque where estoque.quantidade &gt;= 100;</text:p>
        </text:list-item>
      </text:list>
      <text:p text:style-name="P2"/>
      <text:p text:style-name="P1">Escrever uma consulta que traga todos os produtos que têm estoque para a filial de</text:p>
      <text:p text:style-name="P1">código 60</text:p>
      <text:list xml:id="list6934124549887723773" text:style-name="L2">
        <text:list-item>
          <text:p text:style-name="P4">select idProduto from estoque where estoque.idFilial = (select idFilial from filial where filial.idFilial = 60);</text:p>
        </text:list-item>
      </text:list>
      <text:p text:style-name="P2"/>
      <text:p text:style-name="P1">Escrever consulta que liste todos os campos para o domínio PedidoEstoque e</text:p>
      <text:p text:style-name="P1">ItensPedido filtrando apenas o produto de código 7993</text:p>
      <text:list xml:id="list2231862720746180310" text:style-name="L3">
        <text:list-item>
          <text:p text:style-name="P5">select * from pedidoEstoque pE, itemPedido iP where iP.idProduto = 7993;</text:p>
        </text:list-item>
      </text:list>
      <text:p text:style-name="P2"/>
      <text:p text:style-name="P1">Escrever uma consulta que liste os pedidos com suas respectivas formas de</text:p>
      <text:p text:style-name="P1">pagamento.</text:p>
      <text:list xml:id="list2041311494001316001" text:style-name="L4">
        <text:list-item>
          <text:p text:style-name="P6">select itemPedido.status, itemPedido.idProduto,itemPedido.valorUnitario, itemPedido.valorTotal, itemPedido.quantidade, </text:p>
        </text:list-item>
      </text:list>
      <text:p text:style-name="P2"><text:tab/>formaPagamento.idFormaPagamento, formaPagamento.tipoPagamento <text:tab/>from <text:tab/>itemPedido, formaPagamento where <text:tab/>itemPedido.idFormaPagamento = <text:tab/>formaPagamento.idFormaPagamento;</text:p>
      <text:p text:style-name="P2"/>
      <text:p text:style-name="P1">Escrever um consulta para sumarizar e bater os valores da capa do pedido com os</text:p>
      <text:p text:style-name="P1">valores dos ítens de pedido</text:p>
      <text:list xml:id="list5103947884320081271" text:style-name="L5">
        <text:list-item>
          <text:p text:style-name="P8"><text:span text:style-name="T2"><office:annotation><dc:date>2020-04-06T05:24:37</dc:date><text:p>&lt;!--StartFragment--&gt;</text:p></office:annotation></text:span><text:span text:style-name="T2">select pedidoEstoque.idPedidoEstoque, valorTotal as pedidoCustoTotal, sum( valorUnitario * quantidade ) as somaTotal from</text:span><text:span text:style-name="T1"> pedidoEstoque </text:span><text:span text:style-name="T3">inner</text:span><text:span text:style-name="T1"> </text:span><text:span text:style-name="T3">join</text:span><text:span text:style-name="T1"> itemPedido </text:span><text:span text:style-name="T3">on</text:span><text:span text:style-name="T1"> pedidoEstoque.idPedidoEstoque = itemPedido.idPedidoEstoque group by pedidoEstoque.idPedidoEstoque, pedidoCustoTotal;</text:span><office:annotation><dc:date>2020-04-06T05:24:37</dc:date><text:p>&lt;!--EndFragment--&gt;</text:p></office:annotation></text:p>
        </text:list-item>
      </text:list>
      <text:p text:style-name="P2"/>
      <text:p text:style-name="P1">Escrever uma consulta para sumarizar o total dos itens por pedido e que filtre</text:p>
      <text:p text:style-name="P1">apenas os pedidos no qual a soma total da quantidade de ítens de pedido seja maior</text:p>
      <text:p text:style-name="P1">que 10</text:p>
      <text:list xml:id="list6759836795241233893" text:style-name="L6">
        <text:list-item>
          <text:p text:style-name="P7">select idPedidoEstoque, sum(itemPedido.valorTotal) from pedidoEstoque, itemPedido </text:p>
        </text:list-item>
      </text:list>
      <text:p text:style-name="P2"><text:tab/>where itemPedido.idPedidoEstoque = <text:tab/>pedidoEstoque.idPedidoEstoque group by <text:tab/>pedidoEstoque.idPedidoEstoque having <text:tab/>sum(itemPedido.valorTotal) &gt; 10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00:03:38.233007975</meta:creation-date>
    <dc:date>2020-04-06T05:26:23.147864435</dc:date>
    <meta:editing-duration>PT6M3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213" meta:character-count="1703" meta:non-whitespace-character-count="1506"/>
  </office:meta>
</office:document-meta>
</file>